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00000005A0F6752923F4041E6C.png" manifest:media-type="image/png"/>
  <manifest:file-entry manifest:full-path="Pictures/1000000000000A00000005A0B7B1F0372C792B2C.png" manifest:media-type="image/png"/>
  <manifest:file-entry manifest:full-path="Pictures/1000000000000A00000005A05D5E062BA25E12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0a9ec" officeooo:paragraph-rsid="0010a9ec"/>
    </style:style>
    <style:style style:name="P2" style:family="paragraph" style:parent-style-name="Standard">
      <style:text-properties officeooo:rsid="0010a9ec" officeooo:paragraph-rsid="0010a9ec"/>
    </style:style>
    <style:style style:name="P3" style:family="paragraph" style:parent-style-name="Standard">
      <style:text-properties officeooo:rsid="0017662c" officeooo:paragraph-rsid="0010a9ec"/>
    </style:style>
    <style:style style:name="P4" style:family="paragraph" style:parent-style-name="Standard">
      <style:text-properties officeooo:rsid="0017662c" officeooo:paragraph-rsid="0017662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T 1</text:p>
      <text:p text:style-name="P1"><draw:frame draw:style-name="fr1" draw:name="Image1" text:anchor-type="paragraph" svg:x="-0.7425in" svg:y="0.0937in" svg:width="7.9772in" svg:height="4.4866in" draw:z-index="0"><draw:image xlink:href="Pictures/1000000000000A00000005A05D5E062BA25E124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PART 2</text:p>
      <text:p text:style-name="P1"/>
      <text:p text:style-name="P1"><draw:frame draw:style-name="fr2" draw:name="Image2" text:anchor-type="paragraph" svg:x="-0.7618in" svg:y="0.0134in" svg:width="8.2425in" svg:height="4.6362in" draw:z-index="1"><draw:image xlink:href="Pictures/1000000000000A00000005A0B7B1F0372C792B2C.png" xlink:type="simple" xlink:show="embed" xlink:actuate="onLoad"/></draw:frame></text:p>
      <text:p text:style-name="P1"><text:soft-page-break/></text:p>
      <text:p text:style-name="P1"/>
      <text:p text:style-name="P4">PART 3</text:p>
      <text:p text:style-name="P1"/>
      <text:p text:style-name="P1"><draw:frame draw:style-name="fr2" draw:name="Image3" text:anchor-type="paragraph" svg:x="-0.3189in" svg:y="0.0945in" svg:width="7.2264in" svg:height="4.0646in" draw:z-index="2"><draw:image xlink:href="Pictures/1000000000000A00000005A0F6752923F4041E6C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2:33:40.475366890</meta:creation-date>
    <dc:date>2018-05-25T12:19:29.316804913</dc:date>
    <meta:editing-duration>PT56M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3" meta:word-count="6" meta:character-count="18" meta:non-whitespace-character-count="15"/>
  </office:meta>
</office:document-meta>
</file>